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lut Manu, c'est guillaume, le copain de Céline.</text:p>
      <text:p text:style-name="Standard">Comme on en avait parlé il y a quelques mois, mon projet de troisième année à l'école est de développer un site de commerce en ligne. J'ai motivé une équipe de quatre personnes à bosser sur ton site, donc on est déjà au boulot en phase de rédaction du cahier des charges. Je devrais donc te contacter de temps en temps dans les prochains mois pour te demander des informations qui nous aiderons à faire un site qui corresponde à tes besoins. Si tout se passe bien, en fait on a pas le choix si on veux une bonne note, le site sera opérationnel mi-janvier.</text:p>
      <text:p text:style-name="Standard"/>
      <text:p text:style-name="Standard">Mais si je te contacte aujourd'hui, c'est parce qu'on est déjà confronté à un problème de taille. En effet, je viens d'apprendre un truc aberrant : les logiciels qu'on développe dans le cadre de nos études ne nous appartiennent pas, ils appartiennent à l'école. Deux conséquences :</text:p>
      <text:list text:style-name="L1">
        <text:list-item>
          <text:p text:style-name="P1">Tu ne pourras pas utiliser notre site sans l'accord de notre école.</text:p>
        </text:list-item>
        <text:list-item>
          <text:p text:style-name="P1">Si l'école ne perçoit pas de rémunération, ils pourraient se faire attaquer en concurrence déloyale par des boites qui vendent des sites Web.</text:p>
        </text:list-item>
      </text:list>
      <text:p text:style-name="Standard"/>
      <text:p text:style-name="Standard">Mon directeur m'a demander de lui fournir un petit topo sur ta société, tes objectifs, ce que tu attends du site Web, etc... Ensuite, il te contactera pour voir comment parvenir à un accord. Je ne sais pas trop ce qu'il va te proposer, mais apparemment, y a peut être moyen que ça te coûte rien, ou une misère.</text:p>
      <text:p text:style-name="Standard"/>
      <text:p text:style-name="Standard">Si tu es d'accord pour effectuer cette démarche administrative, fais moi parvenir les informations suivantes au plus vite. Sinon, on verra avec Céline comment te faire un site en dehors du cadre de mon école, mais vu le temps que ça prend, et le peu de temps libre qu'on a, ça risque d'être très long.</text:p>
      <text:p text:style-name="Standard"/>
      <text:p text:style-name="Standard">Informations nécessaires :</text:p>
      <text:list text:style-name="L2">
        <text:list-item>
          <text:p text:style-name="P3">Ta société (nom, coordonnées, taille, petit historique)</text:p>
        </text:list-item>
        <text:list-item>
          <text:p text:style-name="P3">Le site (besoins, objectif) : en gros faut que tu m'expliques en quelques lignes si tu veux juste une vitrine pour te faire connaître dans ta région, ou un site de commerce en ligne pour vendre à l'international.</text:p>
        </text:list-item>
      </text:list>
      <text:p text:style-name="Standard"/>
      <text:p text:style-name="Standard">En fait dans le cadre de notre projet, on va plutôt développer la version « site de commerce en ligne pour vendre à l'international », mais tu n'auras certainement pas besoins de tous les modules. Pour t'aidez à définir tes besoins, voici la liste de ce qu'on a prévu de développer. Dis moi dans cette liste ce dont tu as besoins ou non, et n'hésite pas à rajouter des trucs auxquels on n'aurait pas pensé.</text:p>
      <text:list text:style-name="L3">
        <text:list-item>
          <text:p text:style-name="P5">Une partie catalogue gérant :</text:p>
          <text:list>
            <text:list-item>
              <text:p text:style-name="P5">les marques</text:p>
            </text:list-item>
            <text:list-item>
              <text:p text:style-name="P5">les catégories (pantalons, etc...)</text:p>
            </text:list-item>
            <text:list-item>
              <text:p text:style-name="P5">les âges (6ans, 8ans, etc...)</text:p>
            </text:list-item>
            <text:list-item>
              <text:p text:style-name="P5">les couleurs</text:p>
            </text:list-item>
          </text:list>
        </text:list-item>
        <text:list-item>
          <text:p text:style-name="P5">Une partie commerce en ligne (panier, commande, paiement)</text:p>
        </text:list-item>
        <text:list-item>
          <text:p text:style-name="P5">Gestion deux langue (anglais, français)</text:p>
        </text:list-item>
        <text:list-item>
          <text:p text:style-name="P5">Gestion des offres promotionnelles</text:p>
        </text:list-item>
        <text:list-item>
          <text:p text:style-name="P5">Gestion de sondages/questionnaires</text:p>
        </text:list-item>
        <text:list-item>
          <text:p text:style-name="P5">Gestion de newsletters (envoie automatique d' e-mail à tes cli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Guillaume Missonnier</meta:initial-creator>
    <meta:creation-date>2007-10-08T19:42:08</meta:creation-date>
    <dc:creator>Guillaume Missonnier</dc:creator>
    <dc:date>2007-10-10T09:37:22</dc:date>
    <dc:language>fr-FR</dc:language>
    <meta:editing-cycles>3</meta:editing-cycles>
    <meta:editing-duration>PT8M17S</meta:editing-duration>
    <meta:user-defined meta:name="Info 1"/>
    <meta:user-defined meta:name="Info 2"/>
    <meta:user-defined meta:name="Info 3"/>
    <meta:user-defined meta:name="Info 4"/>
    <meta:document-statistic meta:table-count="0" meta:image-count="0" meta:object-count="0" meta:page-count="1" meta:paragraph-count="21" meta:word-count="476" meta:character-count="2749"/>
  </office:meta>
</office:document-meta>
</file>